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hr" fo:country="HR" officeooo:rsid="000102a9" officeooo:paragraph-rsid="000102a9"/>
    </style:style>
    <style:style style:name="P2" style:family="paragraph" style:parent-style-name="Standard" style:list-style-name="L1">
      <style:text-properties fo:language="hr" fo:country="HR" fo:font-weight="normal" officeooo:rsid="000102a9" officeooo:paragraph-rsid="000102a9" style:font-weight-asian="normal" style:font-weight-complex="normal"/>
    </style:style>
    <style:style style:name="P3" style:family="paragraph" style:parent-style-name="Standard" style:list-style-name="L1">
      <style:text-properties fo:language="hr" fo:country="HR" fo:font-weight="normal" officeooo:rsid="000102a9" officeooo:paragraph-rsid="000c882b" style:font-weight-asian="normal" style:font-weight-complex="normal"/>
    </style:style>
    <style:style style:name="P4" style:family="paragraph" style:parent-style-name="Standard">
      <style:text-properties fo:language="hr" fo:country="HR" fo:font-weight="normal" officeooo:rsid="000102a9" officeooo:paragraph-rsid="000102a9" style:font-weight-asian="normal" style:font-weight-complex="normal"/>
    </style:style>
    <style:style style:name="P5" style:family="paragraph" style:parent-style-name="Standard" style:list-style-name="L3">
      <style:text-properties fo:language="hr" fo:country="HR" fo:font-weight="normal" officeooo:rsid="000102a9" officeooo:paragraph-rsid="00281bcd" style:font-weight-asian="normal" style:font-weight-complex="normal"/>
    </style:style>
    <style:style style:name="P6" style:family="paragraph" style:parent-style-name="Standard">
      <style:text-properties fo:language="hr" fo:country="HR" fo:font-weight="normal" officeooo:rsid="000102a9" officeooo:paragraph-rsid="0034acbb" style:font-weight-asian="normal" style:font-weight-complex="normal"/>
    </style:style>
    <style:style style:name="P7" style:family="paragraph" style:parent-style-name="Standard">
      <style:text-properties fo:language="hr" fo:country="HR" fo:font-weight="normal" officeooo:rsid="0002f062" officeooo:paragraph-rsid="0034acbb" style:font-weight-asian="normal" style:font-weight-complex="normal"/>
    </style:style>
    <style:style style:name="P8" style:family="paragraph" style:parent-style-name="Standard">
      <style:text-properties fo:language="hr" fo:country="HR" fo:font-weight="normal" officeooo:rsid="0004ee25" officeooo:paragraph-rsid="0004ee25" style:font-weight-asian="normal" style:font-weight-complex="normal"/>
    </style:style>
    <style:style style:name="P9" style:family="paragraph" style:parent-style-name="Standard">
      <style:text-properties fo:language="hr" fo:country="HR" fo:font-weight="normal" officeooo:rsid="0004ee25" officeooo:paragraph-rsid="002a577a" style:font-weight-asian="normal" style:font-weight-complex="normal"/>
    </style:style>
    <style:style style:name="P10" style:family="paragraph" style:parent-style-name="Standard">
      <style:text-properties fo:language="hr" fo:country="HR" fo:font-weight="normal" officeooo:rsid="0004ee25" officeooo:paragraph-rsid="0032777b" style:font-weight-asian="normal" style:font-weight-complex="normal"/>
    </style:style>
    <style:style style:name="P11" style:family="paragraph" style:parent-style-name="Standard">
      <style:text-properties fo:language="hr" fo:country="HR" fo:font-weight="normal" officeooo:rsid="0004ee25" officeooo:paragraph-rsid="0032cdea" style:font-weight-asian="normal" style:font-weight-complex="normal"/>
    </style:style>
    <style:style style:name="P12" style:family="paragraph" style:parent-style-name="Standard">
      <style:text-properties fo:language="hr" fo:country="HR" fo:font-weight="normal" officeooo:rsid="0004ee25" officeooo:paragraph-rsid="0032e8d8" style:font-weight-asian="normal" style:font-weight-complex="normal"/>
    </style:style>
    <style:style style:name="P13" style:family="paragraph" style:parent-style-name="Standard" style:list-style-name="L1">
      <style:text-properties fo:language="hr" fo:country="HR" fo:font-weight="normal" officeooo:rsid="000c882b" officeooo:paragraph-rsid="000c882b" style:font-weight-asian="normal" style:font-weight-complex="normal"/>
    </style:style>
    <style:style style:name="P14" style:family="paragraph" style:parent-style-name="Standard">
      <style:text-properties fo:language="hr" fo:country="HR" fo:font-weight="normal" officeooo:rsid="000c882b" officeooo:paragraph-rsid="000c882b" style:font-weight-asian="normal" style:font-weight-complex="normal"/>
    </style:style>
    <style:style style:name="P15" style:family="paragraph" style:parent-style-name="Standard" style:list-style-name="L3">
      <style:text-properties fo:language="hr" fo:country="HR" fo:font-weight="normal" officeooo:rsid="000c882b" officeooo:paragraph-rsid="00281bcd" style:font-weight-asian="normal" style:font-weight-complex="normal"/>
    </style:style>
    <style:style style:name="P16" style:family="paragraph" style:parent-style-name="Standard" style:list-style-name="L1">
      <style:text-properties fo:language="hr" fo:country="HR" fo:font-weight="normal" officeooo:rsid="000f9ee1" officeooo:paragraph-rsid="000f9ee1" style:font-weight-asian="normal" style:font-weight-complex="normal"/>
    </style:style>
    <style:style style:name="P17" style:family="paragraph" style:parent-style-name="Standard">
      <style:text-properties fo:language="hr" fo:country="HR" fo:font-weight="normal" officeooo:rsid="001b5e99" officeooo:paragraph-rsid="001b5e99" style:font-weight-asian="normal" style:font-weight-complex="normal"/>
    </style:style>
    <style:style style:name="P18" style:family="paragraph" style:parent-style-name="Standard" style:list-style-name="L3">
      <style:text-properties fo:language="hr" fo:country="HR" fo:font-weight="normal" officeooo:rsid="001c962a" officeooo:paragraph-rsid="001c962a" style:font-weight-asian="normal" style:font-weight-complex="normal"/>
    </style:style>
    <style:style style:name="P19" style:family="paragraph" style:parent-style-name="Standard" style:list-style-name="L3">
      <style:text-properties fo:language="hr" fo:country="HR" fo:font-weight="normal" officeooo:rsid="001e8735" officeooo:paragraph-rsid="001e8735" style:font-weight-asian="normal" style:font-weight-complex="normal"/>
    </style:style>
    <style:style style:name="P20" style:family="paragraph" style:parent-style-name="Standard" style:list-style-name="L3">
      <style:text-properties fo:language="hr" fo:country="HR" fo:font-weight="normal" officeooo:rsid="00244b01" officeooo:paragraph-rsid="00244b01" style:font-weight-asian="normal" style:font-weight-complex="normal"/>
    </style:style>
    <style:style style:name="P21" style:family="paragraph" style:parent-style-name="Standard">
      <style:text-properties fo:language="hr" fo:country="HR" fo:font-weight="normal" officeooo:rsid="002600cf" officeooo:paragraph-rsid="002600cf" style:font-weight-asian="normal" style:font-weight-complex="normal"/>
    </style:style>
    <style:style style:name="P22" style:family="paragraph" style:parent-style-name="Standard">
      <style:text-properties fo:language="hr" fo:country="HR" fo:font-weight="normal" officeooo:rsid="002600cf" officeooo:paragraph-rsid="002a577a" style:font-weight-asian="normal" style:font-weight-complex="normal"/>
    </style:style>
    <style:style style:name="P23" style:family="paragraph" style:parent-style-name="Standard" style:list-style-name="L3">
      <style:text-properties fo:language="hr" fo:country="HR" fo:font-weight="normal" officeooo:rsid="00281bcd" officeooo:paragraph-rsid="00281bcd" style:font-weight-asian="normal" style:font-weight-complex="normal"/>
    </style:style>
    <style:style style:name="P24" style:family="paragraph" style:parent-style-name="Standard" style:list-style-name="L3">
      <style:text-properties fo:language="hr" fo:country="HR" fo:font-weight="normal" officeooo:rsid="002ca7f6" officeooo:paragraph-rsid="002ca7f6" style:font-weight-asian="normal" style:font-weight-complex="normal"/>
    </style:style>
    <style:style style:name="P25" style:family="paragraph" style:parent-style-name="Standard" style:list-style-name="L3">
      <style:text-properties fo:language="hr" fo:country="HR" fo:font-weight="normal" officeooo:rsid="002d22c1" officeooo:paragraph-rsid="002d22c1" style:font-weight-asian="normal" style:font-weight-complex="normal"/>
    </style:style>
    <style:style style:name="P26" style:family="paragraph" style:parent-style-name="Standard" style:list-style-name="L3">
      <style:text-properties fo:language="hr" fo:country="HR" fo:font-weight="normal" officeooo:rsid="002dc1e5" officeooo:paragraph-rsid="002dc1e5" style:font-weight-asian="normal" style:font-weight-complex="normal"/>
    </style:style>
    <style:style style:name="P27" style:family="paragraph" style:parent-style-name="Standard" style:list-style-name="L3">
      <style:text-properties fo:language="hr" fo:country="HR" fo:font-weight="normal" officeooo:rsid="002f8380" officeooo:paragraph-rsid="002f8380" style:font-weight-asian="normal" style:font-weight-complex="normal"/>
    </style:style>
    <style:style style:name="P28" style:family="paragraph" style:parent-style-name="Standard" style:list-style-name="L1">
      <style:text-properties fo:language="hr" fo:country="HR" fo:font-weight="bold" officeooo:rsid="000102a9" officeooo:paragraph-rsid="000102a9" style:font-weight-asian="bold" style:font-weight-complex="bold"/>
    </style:style>
    <style:style style:name="P29" style:family="paragraph" style:parent-style-name="Standard" style:list-style-name="L1">
      <style:text-properties fo:language="hr" fo:country="HR" fo:font-weight="bold" officeooo:rsid="000e7d5a" officeooo:paragraph-rsid="000e7d5a" style:font-weight-asian="bold" style:font-weight-complex="bold"/>
    </style:style>
    <style:style style:name="P30" style:family="paragraph" style:parent-style-name="Standard" style:list-style-name="L3">
      <style:text-properties fo:language="hr" fo:country="HR" fo:font-weight="bold" officeooo:rsid="000e7d5a" officeooo:paragraph-rsid="00281bcd" style:font-weight-asian="bold" style:font-weight-complex="bold"/>
    </style:style>
    <style:style style:name="P31" style:family="paragraph" style:parent-style-name="Standard" style:list-style-name="L1">
      <style:text-properties fo:language="hr" fo:country="HR" fo:font-weight="bold" officeooo:rsid="000c882b" officeooo:paragraph-rsid="000c882b" style:font-weight-asian="bold" style:font-weight-complex="bold"/>
    </style:style>
    <style:style style:name="P32" style:family="paragraph" style:parent-style-name="Standard" style:list-style-name="L3">
      <style:text-properties fo:language="hr" fo:country="HR" fo:font-weight="bold" officeooo:rsid="000c882b" officeooo:paragraph-rsid="00281bcd" style:font-weight-asian="bold" style:font-weight-complex="bold"/>
    </style:style>
    <style:style style:name="P33" style:family="paragraph" style:parent-style-name="Standard" style:list-style-name="L1">
      <style:text-properties fo:language="hr" fo:country="HR" fo:font-weight="bold" officeooo:rsid="000f9ee1" officeooo:paragraph-rsid="000f9ee1" style:font-weight-asian="bold" style:font-weight-complex="bold"/>
    </style:style>
    <style:style style:name="P34" style:family="paragraph" style:parent-style-name="Standard" style:list-style-name="L3">
      <style:text-properties fo:language="hr" fo:country="HR" fo:font-weight="bold" officeooo:rsid="000f9ee1" officeooo:paragraph-rsid="00281bcd" style:font-weight-asian="bold" style:font-weight-complex="bold"/>
    </style:style>
    <style:style style:name="P35" style:family="paragraph" style:parent-style-name="Standard" style:list-style-name="L3">
      <style:text-properties fo:language="hr" fo:country="HR" fo:font-weight="bold" officeooo:rsid="001f0cac" officeooo:paragraph-rsid="001f0cac" style:font-weight-asian="bold" style:font-weight-complex="bold"/>
    </style:style>
    <style:style style:name="P36" style:family="paragraph" style:parent-style-name="Standard" style:list-style-name="L3">
      <style:text-properties fo:language="hr" fo:country="HR" fo:font-weight="bold" officeooo:rsid="002dc1e5" officeooo:paragraph-rsid="002dc1e5" style:font-weight-asian="bold" style:font-weight-complex="bold"/>
    </style:style>
    <style:style style:name="P37" style:family="paragraph" style:parent-style-name="Standard" style:list-style-name="L1">
      <style:text-properties fo:language="hr" fo:country="HR" fo:font-style="italic" fo:font-weight="normal" officeooo:rsid="000102a9" officeooo:paragraph-rsid="000c882b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break-before="page"/>
      <style:text-properties fo:language="hr" fo:country="HR" fo:font-weight="normal" officeooo:rsid="001b5e99" officeooo:paragraph-rsid="001b5e9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c8b3"/>
    </style:style>
    <style:style style:name="T3" style:family="text">
      <style:text-properties officeooo:rsid="000869dd"/>
    </style:style>
    <style:style style:name="T4" style:family="text">
      <style:text-properties officeooo:rsid="0008c491"/>
    </style:style>
    <style:style style:name="T5" style:family="text">
      <style:text-properties officeooo:rsid="00112be3"/>
    </style:style>
    <style:style style:name="T6" style:family="text">
      <style:text-properties officeooo:rsid="00119d04"/>
    </style:style>
    <style:style style:name="T7" style:family="text">
      <style:text-properties officeooo:rsid="001e8735"/>
    </style:style>
    <style:style style:name="T8" style:family="text">
      <style:text-properties officeooo:rsid="001f8f61"/>
    </style:style>
    <style:style style:name="T9" style:family="text">
      <style:text-properties officeooo:rsid="00201f22"/>
    </style:style>
    <style:style style:name="T10" style:family="text">
      <style:text-properties officeooo:rsid="002814cb"/>
    </style:style>
    <style:style style:name="T11" style:family="text">
      <style:text-properties officeooo:rsid="00281bcd"/>
    </style:style>
    <style:style style:name="T12" style:family="text">
      <style:text-properties officeooo:rsid="0029a4c6"/>
    </style:style>
    <style:style style:name="T13" style:family="text">
      <style:text-properties officeooo:rsid="002d22c1"/>
    </style:style>
    <style:style style:name="T14" style:family="text">
      <style:text-properties officeooo:rsid="002dc1e5"/>
    </style:style>
    <style:style style:name="T15" style:family="text">
      <style:text-properties officeooo:rsid="00309c31"/>
    </style:style>
    <style:style style:name="T16" style:family="text">
      <style:text-properties officeooo:rsid="00310beb"/>
    </style:style>
    <style:style style:name="T17" style:family="text">
      <style:text-properties officeooo:rsid="0032cd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pisni list:</text:p>
      <text:p text:style-name="P6">Na „upisnom listu“ se prikazuje lista <text:span text:style-name="T1">neupisanih</text:span> predmeta i lista <text:span text:style-name="T1">upisanih/položenih</text:span> predmeta podijeljenih po <text:span text:style-name="T1">semestrima</text:span> (ovisno o <text:span text:style-name="T1">statusu</text:span> studenta). <text:span text:style-name="T1">Izgled i funkcionalnosti</text:span> upisnog lista su <text:span text:style-name="T1">iste</text:span> za studente i mentore (<text:span text:style-name="T1">osim izbornika u vrhu stranice</text:span>). Izbornik za studente će imati samo stavku</text:p>
      <text:p text:style-name="P6"><text:span text:style-name="T1">„logout“ </text:span>i prikazivati će se samo pripadajući upisni list. Izbornik za mentore će imati <text:span text:style-name="T1">„logout“, „predmeti“ i „studenti“</text:span> preko kojih će se pristupati ostalim prikazima.</text:p>
      <text:p text:style-name="P1"/>
      <text:p text:style-name="P1">Student:</text:p>
      <text:list xml:id="list1035998655" text:style-name="L1">
        <text:list-item>
          <text:p text:style-name="P2">Student otvara stranicu web aplikacije</text:p>
        </text:list-item>
        <text:list-item>
          <text:p text:style-name="P2">Aplikacija otvara login ekran</text:p>
        </text:list-item>
        <text:list-item>
          <text:p text:style-name="P28">Student stisne botun “Registracija”</text:p>
        </text:list-item>
        <text:list-item>
          <text:p text:style-name="P2">Otvori se prozor registracije</text:p>
        </text:list-item>
        <text:list-item>
          <text:p text:style-name="P2">Student unese potrebne podatke <text:span text:style-name="T3">i šalje podatke</text:span></text:p>
        </text:list-item>
        <text:list-item>
          <text:p text:style-name="P28">Aplikacija provjeri da li su uneseni podaci ispravni</text:p>
        </text:list-item>
        <text:list-item>
          <text:p text:style-name="P2">Aplikacija sprem<text:span text:style-name="T2">a</text:span> podatke u bazu</text:p>
        </text:list-item>
        <text:list-item>
          <text:p text:style-name="P2">Aplikacija s tim podacima <text:span text:style-name="T8">autenticira</text:span> korisnika automatski</text:p>
        </text:list-item>
        <text:list-item>
          <text:p text:style-name="P37">Aplikacija studentu prikaže „upisni list”</text:p>
        </text:list-item>
        <text:list-item>
          <text:p text:style-name="P13">Za već upisane predmete, student bira položeno ili nepoloženo</text:p>
        </text:list-item>
        <text:list-item>
          <text:p text:style-name="P31">Aplikacija automatski upisuje nepoložene predmete u upisni list</text:p>
        </text:list-item>
        <text:list-item>
          <text:p text:style-name="P3">Student bira <text:span text:style-name="T4">predmete koje želi upisati</text:span></text:p>
        </text:list-item>
        <text:list-item>
          <text:p text:style-name="P29">Aplikacija računa broj upisanih bodova</text:p>
        </text:list-item>
        <text:list-item>
          <text:p text:style-name="P33">Student stisne botun „Spremi”</text:p>
        </text:list-item>
        <text:list-item>
          <text:p text:style-name="P16">Student izlazi iz aplikacije</text:p>
        </text:list-item>
      </text:list>
      <text:p text:style-name="P14"/>
      <text:p text:style-name="P8">Iznimke:</text:p>
      <text:p text:style-name="P8"><text:tab/><text:span text:style-name="T9">3a. Student unese potrebne podatke za login</text:span></text:p>
      <text:p text:style-name="P8"><text:tab/><text:span text:style-name="T9">3b. Aplikacija ga autenticira i autorizira</text:span></text:p>
      <text:p text:style-name="P8"><text:tab/><text:span text:style-name="T9">3c. Preskače se na korak 9.</text:span></text:p>
      <text:p text:style-name="P8"/>
      <text:p text:style-name="P8"><text:tab/>6a. Uneseni podaci nisu ispravni i aplikacija <text:span text:style-name="T2">samo </text:span>izbaci grešku</text:p>
      <text:p text:style-name="P8"><text:tab/><text:span text:style-name="T5">11a. Aplikacija prebacuje studenta u vanredni status ako ima manje od 45 ECTS boda</text:span></text:p>
      <text:p text:style-name="P8"><text:span text:style-name="T6"><text:tab/>13a. Aplikacija ne da korisniku upis novih predmeta ako je prekoračio broj dozvoljenih upisanih ECTS bodova</text:span></text:p>
      <text:p text:style-name="P8"><text:tab/><text:span text:style-name="T16">14a. Aplikacija prikazuje grešku ukoliko nešto ne valja u formi</text:span></text:p>
      <text:p text:style-name="P17"/>
      <text:p text:style-name="P38">Mentor:</text:p>
      <text:list xml:id="list3102640463" text:style-name="L3">
        <text:list-item>
          <text:p text:style-name="P18">Mentor otvara stranicu web aplikacije</text:p>
        </text:list-item>
        <text:list-item>
          <text:p text:style-name="P18">Aplikacija otvara <text:span text:style-name="T7">login ekran</text:span></text:p>
        </text:list-item>
        <text:list-item>
          <text:p text:style-name="P19">Mentor upisuje potrebne podatke</text:p>
        </text:list-item>
        <text:list-item>
          <text:p text:style-name="P35">Aplikacija autenticira i autorizira mentora</text:p>
        </text:list-item>
        <text:list-item>
          <text:p text:style-name="P20">Aplikacija mentoru prikaže <text:span text:style-name="T10">pregled liste studenata zajedno s izbornikom</text:span></text:p>
        </text:list-item>
        <text:list-item>
          <text:p text:style-name="P23">Mentor bira studenta</text:p>
        </text:list-item>
        <text:list-item>
          <text:p text:style-name="P23">Aplikacija prikaže upisni list tog studenta</text:p>
        </text:list-item>
        <text:list-item>
          <text:p text:style-name="P15">Za već upisane predmete, <text:span text:style-name="T11">mentor</text:span> bira položeno ili nepoloženo</text:p>
        </text:list-item>
        <text:list-item>
          <text:p text:style-name="P32">Aplikacija automatski upisuje nepoložene predmete u upisni list</text:p>
        </text:list-item>
        <text:list-item>
          <text:p text:style-name="P5"><text:span text:style-name="T11">Mentor</text:span> bira <text:span text:style-name="T4">predmete koje taj student želi upisati</text:span></text:p>
        </text:list-item>
        <text:list-item>
          <text:p text:style-name="P30">Aplikacija računa broj upisanih bodova</text:p>
        </text:list-item>
        <text:list-item>
          <text:p text:style-name="P34"><text:span text:style-name="T12">Mentor</text:span> stisne botun „Spremi”</text:p>
        </text:list-item>
        <text:list-item>
          <text:p text:style-name="P24">Mentor bira <text:span text:style-name="T13">botun </text:span>„Predmeti”</text:p>
        </text:list-item>
        <text:list-item>
          <text:p text:style-name="P25">Aplikacija prikaže listu predmeta s botunima „Novi predmet”, „Detalji”, „Uredi” i „Izbriši”</text:p>
        </text:list-item>
        <text:list-item>
          <text:p text:style-name="P25">Mentor <text:span text:style-name="T14">stvara novi predmet („Novi predmet”)</text:span></text:p>
        </text:list-item>
        <text:list-item>
          <text:p text:style-name="P25">Aplikacija prikaže <text:span text:style-name="T14">formu za unos predmeta</text:span></text:p>
        </text:list-item>
        <text:list-item>
          <text:p text:style-name="P26">Mentor unosi informacije o predmetu</text:p>
        </text:list-item>
        <text:list-item>
          <text:p text:style-name="P36">Aplikacija provjerava jesu li sve potrebne informacije unesene</text:p>
        </text:list-item>
        <text:list-item>
          <text:p text:style-name="P26">Aplikacija se vraća na popis predmeta</text:p>
        </text:list-item>
        <text:list-item>
          <text:p text:style-name="P26">Mentor bira „Detalji”</text:p>
        </text:list-item>
        <text:list-item>
          <text:p text:style-name="P26">Aplikacija prikaže informacije o predmetu</text:p>
        </text:list-item>
        <text:list-item>
          <text:p text:style-name="P26">Mentor bira „Uredi”</text:p>
        </text:list-item>
        <text:list-item>
          <text:p text:style-name="P26">Aplikacija prikaže formu predmeta s popunjenim podacima</text:p>
        </text:list-item>
        <text:list-item>
          <text:p text:style-name="P36">Mentor mijenja podatke i stisne „Spremi”</text:p>
        </text:list-item>
        <text:list-item>
          <text:p text:style-name="P26">Mentor bira „Izbriši”</text:p>
        </text:list-item>
        <text:list-item>
          <text:p text:style-name="P26">Aplikacija prikaže alert box „Da li želite izbrisati taj predmet?”</text:p>
        </text:list-item>
        <text:list-item>
          <text:p text:style-name="P26">Mentor <text:span text:style-name="T15">potvrđuje brisanje</text:span> i aplikacija briše predmet iz baze podataka.</text:p>
        </text:list-item>
        <text:list-item>
          <text:p text:style-name="P27">Mentor izlazi iz aplikacije</text:p>
        </text:list-item>
      </text:list>
      <text:p text:style-name="P4"/>
      <text:p text:style-name="P21">Iznimke:</text:p>
      <text:p text:style-name="P22"><text:tab/>4a. Aplikacija javlja grešku ukoliko korisnik nije pronađen</text:p>
      <text:p text:style-name="P22"><text:span text:style-name="T5"><text:tab/>9a. Aplikacija prebacuje studenta u vanredni status ako ima manje od 45 ECTS boda</text:span></text:p>
      <text:p text:style-name="P9"><text:span text:style-name="T6"><text:tab/>11a. Aplikacija ne da korisniku upis novih predmeta ako je prekoračio broj dozvoljenih upisanih</text:span></text:p>
      <text:p text:style-name="P10"><text:span text:style-name="T16"><text:tab/>14a. Aplikacija prikazuje grešku ukoliko nešto ne valja u formi</text:span></text:p>
      <text:p text:style-name="P11"><text:span text:style-name="T16"><text:tab/>18a. Aplikacija prikazuje grešku ukoliko nešto ne valja u formi</text:span></text:p>
      <text:p text:style-name="P12"><text:span text:style-name="T16"><text:tab/>24a. Aplikacija prikazuje grešku ukoliko nešto ne valja u form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1-29T19:57:13.144000000</dc:date>
    <meta:editing-duration>PT37M1S</meta:editing-duration>
    <meta:editing-cycles>55</meta:editing-cycles>
    <meta:document-statistic meta:table-count="0" meta:image-count="0" meta:object-count="0" meta:page-count="2" meta:paragraph-count="63" meta:word-count="504" meta:character-count="3310" meta:non-whitespace-character-count="2899"/>
  </office:meta>
</office:document-meta>
</file>